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wer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Powe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Step</text:p>
          </table:table-cell>
          <table:table-cell office:value-type="string">
            <text:p>Forward</text:p>
          </table:table-cell>
          <table:table-cell table:style-name="Default" office:value-type="string">
            <text:p>Reverse</text:p>
          </table:table-cell>
          <table:table-cell office:value-type="string">
            <text:p>Delta</text:p>
          </table:table-cell>
          <table:table-cell table:number-columns-repeated="2"/>
          <table:table-cell>
            <draw:frame table:end-cell-address="Power.M25" table:end-x="0.211in" table:end-y="0.0933in" draw:z-index="0" draw:style-name="gr1" draw:text-style-name="P1" svg:width="5.2953in" svg:height="3.763in" svg:x="0.25in" svg:y="0.0858in">
              <draw:object draw:notify-on-update-of-ranges="Power.B2:Power.C2 Power.A3:Power.A28 Power.B2:Power.B2 Power.B3:Power.B28 Power.A3:Power.A28 Power.C2:Power.C2 Power.C3:Power.C2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ROUND(POWER([.A3]/1000;[.$B$31])*1000)" office:value-type="float" office:value="0">
            <text:p>0</text:p>
          </table:table-cell>
          <table:table-cell table:formula="of:=ROUND(POWER([.B3]/1000;1/[.$B$31])*1000)" office:value-type="float" office:value="0">
            <text:p>0</text:p>
          </table:table-cell>
          <table:table-cell table:formula="of:=[.C3]-[.A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3]+40" office:value-type="float" office:value="40">
            <text:p>40</text:p>
          </table:table-cell>
          <table:table-cell table:formula="of:=ROUND(POWER([.A4]/1000;[.$B$31])*1000)" office:value-type="float" office:value="200">
            <text:p>200</text:p>
          </table:table-cell>
          <table:table-cell table:formula="of:=ROUND(POWER([.B4]/1000;1/[.$B$31])*1000)" office:value-type="float" office:value="40">
            <text:p>40</text:p>
          </table:table-cell>
          <table:table-cell table:formula="of:=[.C4]-[.A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4]+40" office:value-type="float" office:value="80">
            <text:p>80</text:p>
          </table:table-cell>
          <table:table-cell table:formula="of:=ROUND(POWER([.A5]/1000;[.$B$31])*1000)" office:value-type="float" office:value="283">
            <text:p>283</text:p>
          </table:table-cell>
          <table:table-cell table:formula="of:=ROUND(POWER([.B5]/1000;1/[.$B$31])*1000)" office:value-type="float" office:value="80">
            <text:p>80</text:p>
          </table:table-cell>
          <table:table-cell table:formula="of:=[.C5]-[.A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5]+40" office:value-type="float" office:value="120">
            <text:p>120</text:p>
          </table:table-cell>
          <table:table-cell table:formula="of:=ROUND(POWER([.A6]/1000;[.$B$31])*1000)" office:value-type="float" office:value="346">
            <text:p>346</text:p>
          </table:table-cell>
          <table:table-cell table:formula="of:=ROUND(POWER([.B6]/1000;1/[.$B$31])*1000)" office:value-type="float" office:value="120">
            <text:p>120</text:p>
          </table:table-cell>
          <table:table-cell table:formula="of:=[.C6]-[.A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6]+40" office:value-type="float" office:value="160">
            <text:p>160</text:p>
          </table:table-cell>
          <table:table-cell table:formula="of:=ROUND(POWER([.A7]/1000;[.$B$31])*1000)" office:value-type="float" office:value="400">
            <text:p>400</text:p>
          </table:table-cell>
          <table:table-cell table:formula="of:=ROUND(POWER([.B7]/1000;1/[.$B$31])*1000)" office:value-type="float" office:value="160">
            <text:p>160</text:p>
          </table:table-cell>
          <table:table-cell table:formula="of:=[.C7]-[.A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7]+40" office:value-type="float" office:value="200">
            <text:p>200</text:p>
          </table:table-cell>
          <table:table-cell table:formula="of:=ROUND(POWER([.A8]/1000;[.$B$31])*1000)" office:value-type="float" office:value="447">
            <text:p>447</text:p>
          </table:table-cell>
          <table:table-cell table:formula="of:=ROUND(POWER([.B8]/1000;1/[.$B$31])*1000)" office:value-type="float" office:value="200">
            <text:p>200</text:p>
          </table:table-cell>
          <table:table-cell table:formula="of:=[.C8]-[.A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8]+40" office:value-type="float" office:value="240">
            <text:p>240</text:p>
          </table:table-cell>
          <table:table-cell table:formula="of:=ROUND(POWER([.A9]/1000;[.$B$31])*1000)" office:value-type="float" office:value="490">
            <text:p>490</text:p>
          </table:table-cell>
          <table:table-cell table:formula="of:=ROUND(POWER([.B9]/1000;1/[.$B$31])*1000)" office:value-type="float" office:value="240">
            <text:p>240</text:p>
          </table:table-cell>
          <table:table-cell table:formula="of:=[.C9]-[.A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9]+40" office:value-type="float" office:value="280">
            <text:p>280</text:p>
          </table:table-cell>
          <table:table-cell table:formula="of:=ROUND(POWER([.A10]/1000;[.$B$31])*1000)" office:value-type="float" office:value="529">
            <text:p>529</text:p>
          </table:table-cell>
          <table:table-cell table:formula="of:=ROUND(POWER([.B10]/1000;1/[.$B$31])*1000)" office:value-type="float" office:value="280">
            <text:p>280</text:p>
          </table:table-cell>
          <table:table-cell table:formula="of:=[.C10]-[.A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0]+40" office:value-type="float" office:value="320">
            <text:p>320</text:p>
          </table:table-cell>
          <table:table-cell table:formula="of:=ROUND(POWER([.A11]/1000;[.$B$31])*1000)" office:value-type="float" office:value="566">
            <text:p>566</text:p>
          </table:table-cell>
          <table:table-cell table:formula="of:=ROUND(POWER([.B11]/1000;1/[.$B$31])*1000)" office:value-type="float" office:value="320">
            <text:p>320</text:p>
          </table:table-cell>
          <table:table-cell table:formula="of:=[.C11]-[.A1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1]+40" office:value-type="float" office:value="360">
            <text:p>360</text:p>
          </table:table-cell>
          <table:table-cell table:formula="of:=ROUND(POWER([.A12]/1000;[.$B$31])*1000)" office:value-type="float" office:value="600">
            <text:p>600</text:p>
          </table:table-cell>
          <table:table-cell table:formula="of:=ROUND(POWER([.B12]/1000;1/[.$B$31])*1000)" office:value-type="float" office:value="360">
            <text:p>360</text:p>
          </table:table-cell>
          <table:table-cell table:formula="of:=[.C12]-[.A1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2]+40" office:value-type="float" office:value="400">
            <text:p>400</text:p>
          </table:table-cell>
          <table:table-cell table:formula="of:=ROUND(POWER([.A13]/1000;[.$B$31])*1000)" office:value-type="float" office:value="632">
            <text:p>632</text:p>
          </table:table-cell>
          <table:table-cell table:formula="of:=ROUND(POWER([.B13]/1000;1/[.$B$31])*1000)" office:value-type="float" office:value="399">
            <text:p>399</text:p>
          </table:table-cell>
          <table:table-cell table:formula="of:=[.C13]-[.A13]"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[.A13]+40" office:value-type="float" office:value="440">
            <text:p>440</text:p>
          </table:table-cell>
          <table:table-cell table:formula="of:=ROUND(POWER([.A14]/1000;[.$B$31])*1000)" office:value-type="float" office:value="663">
            <text:p>663</text:p>
          </table:table-cell>
          <table:table-cell table:formula="of:=ROUND(POWER([.B14]/1000;1/[.$B$31])*1000)" office:value-type="float" office:value="440">
            <text:p>440</text:p>
          </table:table-cell>
          <table:table-cell table:formula="of:=[.C14]-[.A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4]+40" office:value-type="float" office:value="480">
            <text:p>480</text:p>
          </table:table-cell>
          <table:table-cell table:formula="of:=ROUND(POWER([.A15]/1000;[.$B$31])*1000)" office:value-type="float" office:value="693">
            <text:p>693</text:p>
          </table:table-cell>
          <table:table-cell table:formula="of:=ROUND(POWER([.B15]/1000;1/[.$B$31])*1000)" office:value-type="float" office:value="480">
            <text:p>480</text:p>
          </table:table-cell>
          <table:table-cell table:formula="of:=[.C15]-[.A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5]+40" office:value-type="float" office:value="520">
            <text:p>520</text:p>
          </table:table-cell>
          <table:table-cell table:formula="of:=ROUND(POWER([.A16]/1000;[.$B$31])*1000)" office:value-type="float" office:value="721">
            <text:p>721</text:p>
          </table:table-cell>
          <table:table-cell table:formula="of:=ROUND(POWER([.B16]/1000;1/[.$B$31])*1000)" office:value-type="float" office:value="520">
            <text:p>520</text:p>
          </table:table-cell>
          <table:table-cell table:formula="of:=[.C16]-[.A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6]+40" office:value-type="float" office:value="560">
            <text:p>560</text:p>
          </table:table-cell>
          <table:table-cell table:formula="of:=ROUND(POWER([.A17]/1000;[.$B$31])*1000)" office:value-type="float" office:value="748">
            <text:p>748</text:p>
          </table:table-cell>
          <table:table-cell table:formula="of:=ROUND(POWER([.B17]/1000;1/[.$B$31])*1000)" office:value-type="float" office:value="560">
            <text:p>560</text:p>
          </table:table-cell>
          <table:table-cell table:formula="of:=[.C17]-[.A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7]+40" office:value-type="float" office:value="600">
            <text:p>600</text:p>
          </table:table-cell>
          <table:table-cell table:formula="of:=ROUND(POWER([.A18]/1000;[.$B$31])*1000)" office:value-type="float" office:value="775">
            <text:p>775</text:p>
          </table:table-cell>
          <table:table-cell table:formula="of:=ROUND(POWER([.B18]/1000;1/[.$B$31])*1000)" office:value-type="float" office:value="601">
            <text:p>601</text:p>
          </table:table-cell>
          <table:table-cell table:formula="of:=[.C18]-[.A18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[.A18]+40" office:value-type="float" office:value="640">
            <text:p>640</text:p>
          </table:table-cell>
          <table:table-cell table:formula="of:=ROUND(POWER([.A19]/1000;[.$B$31])*1000)" office:value-type="float" office:value="800">
            <text:p>800</text:p>
          </table:table-cell>
          <table:table-cell table:formula="of:=ROUND(POWER([.B19]/1000;1/[.$B$31])*1000)" office:value-type="float" office:value="640">
            <text:p>640</text:p>
          </table:table-cell>
          <table:table-cell table:formula="of:=[.C19]-[.A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9]+40" office:value-type="float" office:value="680">
            <text:p>680</text:p>
          </table:table-cell>
          <table:table-cell table:formula="of:=ROUND(POWER([.A20]/1000;[.$B$31])*1000)" office:value-type="float" office:value="825">
            <text:p>825</text:p>
          </table:table-cell>
          <table:table-cell table:formula="of:=ROUND(POWER([.B20]/1000;1/[.$B$31])*1000)" office:value-type="float" office:value="681">
            <text:p>681</text:p>
          </table:table-cell>
          <table:table-cell table:formula="of:=[.C20]-[.A20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[.A20]+40" office:value-type="float" office:value="720">
            <text:p>720</text:p>
          </table:table-cell>
          <table:table-cell table:formula="of:=ROUND(POWER([.A21]/1000;[.$B$31])*1000)" office:value-type="float" office:value="849">
            <text:p>849</text:p>
          </table:table-cell>
          <table:table-cell table:formula="of:=ROUND(POWER([.B21]/1000;1/[.$B$31])*1000)" office:value-type="float" office:value="721">
            <text:p>721</text:p>
          </table:table-cell>
          <table:table-cell table:formula="of:=[.C21]-[.A21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[.A21]+40" office:value-type="float" office:value="760">
            <text:p>760</text:p>
          </table:table-cell>
          <table:table-cell table:formula="of:=ROUND(POWER([.A22]/1000;[.$B$31])*1000)" office:value-type="float" office:value="872">
            <text:p>872</text:p>
          </table:table-cell>
          <table:table-cell table:formula="of:=ROUND(POWER([.B22]/1000;1/[.$B$31])*1000)" office:value-type="float" office:value="760">
            <text:p>760</text:p>
          </table:table-cell>
          <table:table-cell table:formula="of:=[.C22]-[.A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2]+40" office:value-type="float" office:value="800">
            <text:p>800</text:p>
          </table:table-cell>
          <table:table-cell table:formula="of:=ROUND(POWER([.A23]/1000;[.$B$31])*1000)" office:value-type="float" office:value="894">
            <text:p>894</text:p>
          </table:table-cell>
          <table:table-cell table:formula="of:=ROUND(POWER([.B23]/1000;1/[.$B$31])*1000)" office:value-type="float" office:value="799">
            <text:p>799</text:p>
          </table:table-cell>
          <table:table-cell table:formula="of:=[.C23]-[.A23]"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[.A23]+40" office:value-type="float" office:value="840">
            <text:p>840</text:p>
          </table:table-cell>
          <table:table-cell table:formula="of:=ROUND(POWER([.A24]/1000;[.$B$31])*1000)" office:value-type="float" office:value="917">
            <text:p>917</text:p>
          </table:table-cell>
          <table:table-cell table:formula="of:=ROUND(POWER([.B24]/1000;1/[.$B$31])*1000)" office:value-type="float" office:value="841">
            <text:p>841</text:p>
          </table:table-cell>
          <table:table-cell table:formula="of:=[.C24]-[.A2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[.A24]+40" office:value-type="float" office:value="880">
            <text:p>880</text:p>
          </table:table-cell>
          <table:table-cell table:formula="of:=ROUND(POWER([.A25]/1000;[.$B$31])*1000)" office:value-type="float" office:value="938">
            <text:p>938</text:p>
          </table:table-cell>
          <table:table-cell table:formula="of:=ROUND(POWER([.B25]/1000;1/[.$B$31])*1000)" office:value-type="float" office:value="880">
            <text:p>880</text:p>
          </table:table-cell>
          <table:table-cell table:formula="of:=[.C25]-[.A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5]+40" office:value-type="float" office:value="920">
            <text:p>920</text:p>
          </table:table-cell>
          <table:table-cell table:formula="of:=ROUND(POWER([.A26]/1000;[.$B$31])*1000)" office:value-type="float" office:value="959">
            <text:p>959</text:p>
          </table:table-cell>
          <table:table-cell table:formula="of:=ROUND(POWER([.B26]/1000;1/[.$B$31])*1000)" office:value-type="float" office:value="920">
            <text:p>920</text:p>
          </table:table-cell>
          <table:table-cell table:formula="of:=[.C26]-[.A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6]+40" office:value-type="float" office:value="960">
            <text:p>960</text:p>
          </table:table-cell>
          <table:table-cell table:formula="of:=ROUND(POWER([.A27]/1000;[.$B$31])*1000)" office:value-type="float" office:value="980">
            <text:p>980</text:p>
          </table:table-cell>
          <table:table-cell table:formula="of:=ROUND(POWER([.B27]/1000;1/[.$B$31])*1000)" office:value-type="float" office:value="960">
            <text:p>960</text:p>
          </table:table-cell>
          <table:table-cell table:formula="of:=[.C27]-[.A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7]+40" office:value-type="float" office:value="1000">
            <text:p>1000</text:p>
          </table:table-cell>
          <table:table-cell table:formula="of:=ROUND(POWER([.A28]/1000;[.$B$31])*1000)" office:value-type="float" office:value="1000">
            <text:p>1000</text:p>
          </table:table-cell>
          <table:table-cell table:formula="of:=ROUND(POWER([.B28]/1000;1/[.$B$31])*1000)" office:value-type="float" office:value="1000">
            <text:p>1000</text:p>
          </table:table-cell>
          <table:table-cell table:formula="of:=[.C28]-[.A28]" office:value-type="float" office:value="0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table:formula="of:=1/2" office:value-type="float" office:value="0.5">
            <text:p>0,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Values: 1 is neutral, range should be limited to 0,1-10; realistic range is 0,33-3</text:p>
          </table:table-cell>
          <table:table-cell/>
          <table:table-cell table:style-name="Default"/>
          <table:table-cell table:number-columns-repeated="4"/>
        </table:table-row>
      </table:table>
      <table:table table:name="Sine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Ease In/Out (Sine)</text:p>
          </table:table-cell>
          <table:table-cell table:number-columns-repeated="6"/>
        </table:table-row>
        <table:table-row table:style-name="ro1">
          <table:table-cell office:value-type="string">
            <text:p>Step</text:p>
          </table:table-cell>
          <table:table-cell office:value-type="string">
            <text:p>Forward</text:p>
          </table:table-cell>
          <table:table-cell office:value-type="string">
            <text:p>Reverse</text:p>
          </table:table-cell>
          <table:table-cell office:value-type="string">
            <text:p>Delta</text:p>
          </table:table-cell>
          <table:table-cell table:number-columns-repeated="2"/>
          <table:table-cell>
            <draw:frame table:end-cell-address="Sine.M24" table:end-x="0.2421in" table:end-y="0.039in" draw:z-index="0" draw:style-name="gr1" draw:text-style-name="P1" svg:width="5.3264in" svg:height="3.5453in" svg:x="0.25in" svg:y="0.0858in">
              <draw:object draw:notify-on-update-of-ranges="Sine.B2:Sine.C2 Sine.A3:Sine.A28 Sine.B2:Sine.B2 Sine.B3:Sine.B28 Sine.A3:Sine.A28 Sine.C2:Sine.C2 Sine.C3:Sine.C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ROUND((SIN(([.A3]/1000 - 0.5) * 3.141) / 2 + 0.5)*1000)" office:value-type="float" office:value="0">
            <text:p>0</text:p>
          </table:table-cell>
          <table:table-cell table:formula="of:=ROUND((ASIN(([.B3]/1000-0.5)*2)/3.141+0.5)*1000)" office:value-type="float" office:value="-0">
            <text:p>-0</text:p>
          </table:table-cell>
          <table:table-cell table:formula="of:=[.C3]-[.A3]" office:value-type="float" office:value="-0">
            <text:p>-0</text:p>
          </table:table-cell>
          <table:table-cell table:number-columns-repeated="3"/>
        </table:table-row>
        <table:table-row table:style-name="ro1">
          <table:table-cell table:formula="of:=[.A3]+40" office:value-type="float" office:value="40">
            <text:p>40</text:p>
          </table:table-cell>
          <table:table-cell table:formula="of:=ROUND((SIN(([.A4]/1000 - 0.5) * 3.141) / 2 + 0.5)*1000)" office:value-type="float" office:value="4">
            <text:p>4</text:p>
          </table:table-cell>
          <table:table-cell table:formula="of:=ROUND((ASIN(([.B4]/1000-0.5)*2)/3.141+0.5)*1000)" office:value-type="float" office:value="40">
            <text:p>40</text:p>
          </table:table-cell>
          <table:table-cell table:formula="of:=[.C4]-[.A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4]+40" office:value-type="float" office:value="80">
            <text:p>80</text:p>
          </table:table-cell>
          <table:table-cell table:formula="of:=ROUND((SIN(([.A5]/1000 - 0.5) * 3.141) / 2 + 0.5)*1000)" office:value-type="float" office:value="16">
            <text:p>16</text:p>
          </table:table-cell>
          <table:table-cell table:formula="of:=ROUND((ASIN(([.B5]/1000-0.5)*2)/3.141+0.5)*1000)" office:value-type="float" office:value="81">
            <text:p>81</text:p>
          </table:table-cell>
          <table:table-cell table:formula="of:=[.C5]-[.A5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[.A5]+40" office:value-type="float" office:value="120">
            <text:p>120</text:p>
          </table:table-cell>
          <table:table-cell table:formula="of:=ROUND((SIN(([.A6]/1000 - 0.5) * 3.141) / 2 + 0.5)*1000)" office:value-type="float" office:value="35">
            <text:p>35</text:p>
          </table:table-cell>
          <table:table-cell table:formula="of:=ROUND((ASIN(([.B6]/1000-0.5)*2)/3.141+0.5)*1000)" office:value-type="float" office:value="120">
            <text:p>120</text:p>
          </table:table-cell>
          <table:table-cell table:formula="of:=[.C6]-[.A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6]+40" office:value-type="float" office:value="160">
            <text:p>160</text:p>
          </table:table-cell>
          <table:table-cell table:formula="of:=ROUND((SIN(([.A7]/1000 - 0.5) * 3.141) / 2 + 0.5)*1000)" office:value-type="float" office:value="62">
            <text:p>62</text:p>
          </table:table-cell>
          <table:table-cell table:formula="of:=ROUND((ASIN(([.B7]/1000-0.5)*2)/3.141+0.5)*1000)" office:value-type="float" office:value="160">
            <text:p>160</text:p>
          </table:table-cell>
          <table:table-cell table:formula="of:=[.C7]-[.A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7]+40" office:value-type="float" office:value="200">
            <text:p>200</text:p>
          </table:table-cell>
          <table:table-cell table:formula="of:=ROUND((SIN(([.A8]/1000 - 0.5) * 3.141) / 2 + 0.5)*1000)" office:value-type="float" office:value="96">
            <text:p>96</text:p>
          </table:table-cell>
          <table:table-cell table:formula="of:=ROUND((ASIN(([.B8]/1000-0.5)*2)/3.141+0.5)*1000)" office:value-type="float" office:value="200">
            <text:p>200</text:p>
          </table:table-cell>
          <table:table-cell table:formula="of:=[.C8]-[.A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8]+40" office:value-type="float" office:value="240">
            <text:p>240</text:p>
          </table:table-cell>
          <table:table-cell table:formula="of:=ROUND((SIN(([.A9]/1000 - 0.5) * 3.141) / 2 + 0.5)*1000)" office:value-type="float" office:value="136">
            <text:p>136</text:p>
          </table:table-cell>
          <table:table-cell table:formula="of:=ROUND((ASIN(([.B9]/1000-0.5)*2)/3.141+0.5)*1000)" office:value-type="float" office:value="240">
            <text:p>240</text:p>
          </table:table-cell>
          <table:table-cell table:formula="of:=[.C9]-[.A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9]+40" office:value-type="float" office:value="280">
            <text:p>280</text:p>
          </table:table-cell>
          <table:table-cell table:formula="of:=ROUND((SIN(([.A10]/1000 - 0.5) * 3.141) / 2 + 0.5)*1000)" office:value-type="float" office:value="181">
            <text:p>181</text:p>
          </table:table-cell>
          <table:table-cell table:formula="of:=ROUND((ASIN(([.B10]/1000-0.5)*2)/3.141+0.5)*1000)" office:value-type="float" office:value="280">
            <text:p>280</text:p>
          </table:table-cell>
          <table:table-cell table:formula="of:=[.C10]-[.A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0]+40" office:value-type="float" office:value="320">
            <text:p>320</text:p>
          </table:table-cell>
          <table:table-cell table:formula="of:=ROUND((SIN(([.A11]/1000 - 0.5) * 3.141) / 2 + 0.5)*1000)" office:value-type="float" office:value="232">
            <text:p>232</text:p>
          </table:table-cell>
          <table:table-cell table:formula="of:=ROUND((ASIN(([.B11]/1000-0.5)*2)/3.141+0.5)*1000)" office:value-type="float" office:value="320">
            <text:p>320</text:p>
          </table:table-cell>
          <table:table-cell table:formula="of:=[.C11]-[.A1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1]+40" office:value-type="float" office:value="360">
            <text:p>360</text:p>
          </table:table-cell>
          <table:table-cell table:formula="of:=ROUND((SIN(([.A12]/1000 - 0.5) * 3.141) / 2 + 0.5)*1000)" office:value-type="float" office:value="287">
            <text:p>287</text:p>
          </table:table-cell>
          <table:table-cell table:formula="of:=ROUND((ASIN(([.B12]/1000-0.5)*2)/3.141+0.5)*1000)" office:value-type="float" office:value="360">
            <text:p>360</text:p>
          </table:table-cell>
          <table:table-cell table:formula="of:=[.C12]-[.A1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2]+40" office:value-type="float" office:value="400">
            <text:p>400</text:p>
          </table:table-cell>
          <table:table-cell table:formula="of:=ROUND((SIN(([.A13]/1000 - 0.5) * 3.141) / 2 + 0.5)*1000)" office:value-type="float" office:value="346">
            <text:p>346</text:p>
          </table:table-cell>
          <table:table-cell table:formula="of:=ROUND((ASIN(([.B13]/1000-0.5)*2)/3.141+0.5)*1000)" office:value-type="float" office:value="400">
            <text:p>400</text:p>
          </table:table-cell>
          <table:table-cell table:formula="of:=[.C13]-[.A1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3]+40" office:value-type="float" office:value="440">
            <text:p>440</text:p>
          </table:table-cell>
          <table:table-cell table:formula="of:=ROUND((SIN(([.A14]/1000 - 0.5) * 3.141) / 2 + 0.5)*1000)" office:value-type="float" office:value="406">
            <text:p>406</text:p>
          </table:table-cell>
          <table:table-cell table:formula="of:=ROUND((ASIN(([.B14]/1000-0.5)*2)/3.141+0.5)*1000)" office:value-type="float" office:value="440">
            <text:p>440</text:p>
          </table:table-cell>
          <table:table-cell table:formula="of:=[.C14]-[.A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4]+40" office:value-type="float" office:value="480">
            <text:p>480</text:p>
          </table:table-cell>
          <table:table-cell table:formula="of:=ROUND((SIN(([.A15]/1000 - 0.5) * 3.141) / 2 + 0.5)*1000)" office:value-type="float" office:value="469">
            <text:p>469</text:p>
          </table:table-cell>
          <table:table-cell table:formula="of:=ROUND((ASIN(([.B15]/1000-0.5)*2)/3.141+0.5)*1000)" office:value-type="float" office:value="480">
            <text:p>480</text:p>
          </table:table-cell>
          <table:table-cell table:formula="of:=[.C15]-[.A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5]+40" office:value-type="float" office:value="520">
            <text:p>520</text:p>
          </table:table-cell>
          <table:table-cell table:formula="of:=ROUND((SIN(([.A16]/1000 - 0.5) * 3.141) / 2 + 0.5)*1000)" office:value-type="float" office:value="531">
            <text:p>531</text:p>
          </table:table-cell>
          <table:table-cell table:formula="of:=ROUND((ASIN(([.B16]/1000-0.5)*2)/3.141+0.5)*1000)" office:value-type="float" office:value="520">
            <text:p>520</text:p>
          </table:table-cell>
          <table:table-cell table:formula="of:=[.C16]-[.A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6]+40" office:value-type="float" office:value="560">
            <text:p>560</text:p>
          </table:table-cell>
          <table:table-cell table:formula="of:=ROUND((SIN(([.A17]/1000 - 0.5) * 3.141) / 2 + 0.5)*1000)" office:value-type="float" office:value="594">
            <text:p>594</text:p>
          </table:table-cell>
          <table:table-cell table:formula="of:=ROUND((ASIN(([.B17]/1000-0.5)*2)/3.141+0.5)*1000)" office:value-type="float" office:value="560">
            <text:p>560</text:p>
          </table:table-cell>
          <table:table-cell table:formula="of:=[.C17]-[.A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7]+40" office:value-type="float" office:value="600">
            <text:p>600</text:p>
          </table:table-cell>
          <table:table-cell table:formula="of:=ROUND((SIN(([.A18]/1000 - 0.5) * 3.141) / 2 + 0.5)*1000)" office:value-type="float" office:value="654">
            <text:p>654</text:p>
          </table:table-cell>
          <table:table-cell table:formula="of:=ROUND((ASIN(([.B18]/1000-0.5)*2)/3.141+0.5)*1000)" office:value-type="float" office:value="600">
            <text:p>600</text:p>
          </table:table-cell>
          <table:table-cell table:formula="of:=[.C18]-[.A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8]+40" office:value-type="float" office:value="640">
            <text:p>640</text:p>
          </table:table-cell>
          <table:table-cell table:formula="of:=ROUND((SIN(([.A19]/1000 - 0.5) * 3.141) / 2 + 0.5)*1000)" office:value-type="float" office:value="713">
            <text:p>713</text:p>
          </table:table-cell>
          <table:table-cell table:formula="of:=ROUND((ASIN(([.B19]/1000-0.5)*2)/3.141+0.5)*1000)" office:value-type="float" office:value="640">
            <text:p>640</text:p>
          </table:table-cell>
          <table:table-cell table:formula="of:=[.C19]-[.A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19]+40" office:value-type="float" office:value="680">
            <text:p>680</text:p>
          </table:table-cell>
          <table:table-cell table:formula="of:=ROUND((SIN(([.A20]/1000 - 0.5) * 3.141) / 2 + 0.5)*1000)" office:value-type="float" office:value="768">
            <text:p>768</text:p>
          </table:table-cell>
          <table:table-cell table:formula="of:=ROUND((ASIN(([.B20]/1000-0.5)*2)/3.141+0.5)*1000)" office:value-type="float" office:value="680">
            <text:p>680</text:p>
          </table:table-cell>
          <table:table-cell table:formula="of:=[.C20]-[.A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0]+40" office:value-type="float" office:value="720">
            <text:p>720</text:p>
          </table:table-cell>
          <table:table-cell table:formula="of:=ROUND((SIN(([.A21]/1000 - 0.5) * 3.141) / 2 + 0.5)*1000)" office:value-type="float" office:value="819">
            <text:p>819</text:p>
          </table:table-cell>
          <table:table-cell table:formula="of:=ROUND((ASIN(([.B21]/1000-0.5)*2)/3.141+0.5)*1000)" office:value-type="float" office:value="720">
            <text:p>720</text:p>
          </table:table-cell>
          <table:table-cell table:formula="of:=[.C21]-[.A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1]+40" office:value-type="float" office:value="760">
            <text:p>760</text:p>
          </table:table-cell>
          <table:table-cell table:formula="of:=ROUND((SIN(([.A22]/1000 - 0.5) * 3.141) / 2 + 0.5)*1000)" office:value-type="float" office:value="864">
            <text:p>864</text:p>
          </table:table-cell>
          <table:table-cell table:formula="of:=ROUND((ASIN(([.B22]/1000-0.5)*2)/3.141+0.5)*1000)" office:value-type="float" office:value="760">
            <text:p>760</text:p>
          </table:table-cell>
          <table:table-cell table:formula="of:=[.C22]-[.A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2]+40" office:value-type="float" office:value="800">
            <text:p>800</text:p>
          </table:table-cell>
          <table:table-cell table:formula="of:=ROUND((SIN(([.A23]/1000 - 0.5) * 3.141) / 2 + 0.5)*1000)" office:value-type="float" office:value="904">
            <text:p>904</text:p>
          </table:table-cell>
          <table:table-cell table:formula="of:=ROUND((ASIN(([.B23]/1000-0.5)*2)/3.141+0.5)*1000)" office:value-type="float" office:value="800">
            <text:p>800</text:p>
          </table:table-cell>
          <table:table-cell table:formula="of:=[.C23]-[.A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3]+40" office:value-type="float" office:value="840">
            <text:p>840</text:p>
          </table:table-cell>
          <table:table-cell table:formula="of:=ROUND((SIN(([.A24]/1000 - 0.5) * 3.141) / 2 + 0.5)*1000)" office:value-type="float" office:value="938">
            <text:p>938</text:p>
          </table:table-cell>
          <table:table-cell table:formula="of:=ROUND((ASIN(([.B24]/1000-0.5)*2)/3.141+0.5)*1000)" office:value-type="float" office:value="840">
            <text:p>840</text:p>
          </table:table-cell>
          <table:table-cell table:formula="of:=[.C24]-[.A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4]+40" office:value-type="float" office:value="880">
            <text:p>880</text:p>
          </table:table-cell>
          <table:table-cell table:formula="of:=ROUND((SIN(([.A25]/1000 - 0.5) * 3.141) / 2 + 0.5)*1000)" office:value-type="float" office:value="965">
            <text:p>965</text:p>
          </table:table-cell>
          <table:table-cell table:formula="of:=ROUND((ASIN(([.B25]/1000-0.5)*2)/3.141+0.5)*1000)" office:value-type="float" office:value="880">
            <text:p>880</text:p>
          </table:table-cell>
          <table:table-cell table:formula="of:=[.C25]-[.A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5]+40" office:value-type="float" office:value="920">
            <text:p>920</text:p>
          </table:table-cell>
          <table:table-cell table:formula="of:=ROUND((SIN(([.A26]/1000 - 0.5) * 3.141) / 2 + 0.5)*1000)" office:value-type="float" office:value="984">
            <text:p>984</text:p>
          </table:table-cell>
          <table:table-cell table:formula="of:=ROUND((ASIN(([.B26]/1000-0.5)*2)/3.141+0.5)*1000)" office:value-type="float" office:value="919">
            <text:p>919</text:p>
          </table:table-cell>
          <table:table-cell table:formula="of:=[.C26]-[.A26]"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formula="of:=[.A26]+40" office:value-type="float" office:value="960">
            <text:p>960</text:p>
          </table:table-cell>
          <table:table-cell table:formula="of:=ROUND((SIN(([.A27]/1000 - 0.5) * 3.141) / 2 + 0.5)*1000)" office:value-type="float" office:value="996">
            <text:p>996</text:p>
          </table:table-cell>
          <table:table-cell table:formula="of:=ROUND((ASIN(([.B27]/1000-0.5)*2)/3.141+0.5)*1000)" office:value-type="float" office:value="960">
            <text:p>960</text:p>
          </table:table-cell>
          <table:table-cell table:formula="of:=[.C27]-[.A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A27]+40" office:value-type="float" office:value="1000">
            <text:p>1000</text:p>
          </table:table-cell>
          <table:table-cell table:formula="of:=ROUND((SIN(([.A28]/1000 - 0.5) * 3.141) / 2 + 0.5)*1000)" office:value-type="float" office:value="1000">
            <text:p>1000</text:p>
          </table:table-cell>
          <table:table-cell table:formula="of:=ROUND((ASIN(([.B28]/1000-0.5)*2)/3.141+0.5)*1000)" office:value-type="float" office:value="1000">
            <text:p>1000</text:p>
          </table:table-cell>
          <table:table-cell table:formula="of:=[.C28]-[.A28]" office:value-type="float" office:value="0">
            <text:p>0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globcon faders:</text:p>
          </table:table-cell>
          <table:table-cell table:number-columns-repeated="2"/>
          <table:table-cell>
            <draw:frame table:end-cell-address="Sheet3.H24" table:end-x="0.8657in" table:end-y="0.0681in" draw:z-index="0" draw:style-name="gr1" draw:text-style-name="P1" svg:width="4.2181in" svg:height="3.7063in" svg:x="0.2035in" svg:y="0.1169in">
              <draw:object draw:notify-on-update-of-ranges="Sheet3.A3:Sheet3.A17 Sheet3.B3:Sheet3.B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ce4" office:value-type="string">
            <text:p>input</text:p>
          </table:table-cell>
          <table:table-cell table:style-name="ce4" office:value-type="string">
            <text:p>output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8">
            <text:p>148</text:p>
          </table:table-cell>
          <table:table-cell table:number-columns-repeated="8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33">
            <text:p>333</text:p>
          </table:table-cell>
          <table:table-cell table:number-columns-repeated="8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44">
            <text:p>444</text:p>
          </table:table-cell>
          <table:table-cell table:number-columns-repeated="8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519">
            <text:p>519</text:p>
          </table:table-cell>
          <table:table-cell table:number-columns-repeated="8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593">
            <text:p>593</text:p>
          </table:table-cell>
          <table:table-cell table:number-columns-repeated="8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667">
            <text:p>667</text:p>
          </table:table-cell>
          <table:table-cell table:number-columns-repeated="8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741">
            <text:p>741</text:p>
          </table:table-cell>
          <table:table-cell table:number-columns-repeated="8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778">
            <text:p>778</text:p>
          </table:table-cell>
          <table:table-cell table:number-columns-repeated="8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815">
            <text:p>815</text:p>
          </table:table-cell>
          <table:table-cell table:number-columns-repeated="8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852">
            <text:p>852</text:p>
          </table:table-cell>
          <table:table-cell table:number-columns-repeated="8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889">
            <text:p>889</text:p>
          </table:table-cell>
          <table:table-cell table:number-columns-repeated="8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926">
            <text:p>926</text:p>
          </table:table-cell>
          <table:table-cell table:number-columns-repeated="8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963">
            <text:p>9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0">
            <text:p>1000</text:p>
          </table:table-cell>
          <table:table-cell table:number-columns-repeated="8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1" office:value-type="string">
            <text:p>Test</text:p>
          </table:table-cell>
          <table:table-cell table:number-columns-repeated="8"/>
          <table:table-cell>
            <draw:frame table:end-cell-address="Sheet3.N51" table:end-x="0.4213in" table:end-y="0.1244in" draw:z-index="2" draw:style-name="gr1" draw:text-style-name="P1" svg:width="3.7898in" svg:height="3.9102in" svg:x="0.1874in" svg:y="0.1331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4" office:value-type="string">
            <text:p>input</text:p>
          </table:table-cell>
          <table:table-cell table:style-name="ce4" office:value-type="string">
            <text:p>output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>
            <draw:frame table:end-cell-address="Sheet3.H51" table:end-x="0.8504in" table:end-y="0.1012in" draw:z-index="1" draw:style-name="gr1" draw:text-style-name="P1" svg:width="4.0398in" svg:height="3.5453in" svg:x="0.3665in" svg:y="0.148in">
              <draw:object draw:notify-on-update-of-ranges="Sheet3.A29:Sheet3.A33 Sheet3.B29:Sheet3.B3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9">09-04-2023</text:date>, <text:time>21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per Skårhøj</meta:initial-creator>
    <meta:creation-date>2023-03-30T15:24:55</meta:creation-date>
    <dc:date>2023-04-09T21:39:01</dc:date>
    <dc:creator>Kasper Skårhøj</dc:creator>
    <meta:editing-duration>P9DT5H6M37S</meta:editing-duration>
    <meta:editing-cycles>5</meta:editing-cycles>
    <meta:generator>OpenOffice/4.1.11$Unix OpenOffice.org_project/4111m1$Build-9808</meta:generator>
    <meta:document-statistic meta:table-count="3" meta:cell-count="26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3cm" svg:height="9.006cm" xlink:href=".." xlink:type="simple" chart:class="chart:scatter" chart:column-mapping="0 1" chart:style-name="ch1">
        <chart:legend chart:legend-position="end" svg:x="10.874cm" svg:y="3.965cm" style:legend-expansion="high" chart:style-name="ch2"/>
        <chart:plot-area chart:style-name="ch3" table:cell-range-address="Sine.A2:Sine.C28" chart:data-source-has-labels="both" svg:x="0.72cm" svg:y="0.855cm" svg:width="9.614cm" svg:height="7.551cm">
          <chartooo:coordinate-region svg:x="1.762cm" svg:y="1.049cm" svg:width="8.175cm" svg:height="6.72cm"/>
          <chart:axis chart:dimension="x" chart:name="primary-x" chart:style-name="ch4" chartooo:axis-type="auto">
            <chart:categories table:cell-range-address="Sine.B2:Sine.C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ne.B3:Sine.B28" chart:label-cell-address="Sine.B2:Sine.B2" chart:class="chart:scatter">
            <chart:domain table:cell-range-address="Sine.A3:Sine.A28"/>
            <chart:data-point chart:repeated="26"/>
          </chart:series>
          <chart:series chart:style-name="ch7" chart:values-cell-range-address="Sine.C3:Sine.C28" chart:label-cell-address="Sine.C2:Sine.C2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ward</text:p>
                <draw:g>
                  <svg:desc>Sine.B2:Sine.B2</svg:desc>
                </draw:g>
              </table:table-cell>
              <table:table-cell office:value-type="string">
                <text:p>Reverse</text:p>
                <draw:g>
                  <svg:desc>Sine.C2:Sine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rward</text:p>
                <draw:g>
                  <svg:desc>Sine.B2:Sine.C2</svg:desc>
                </draw:g>
              </table:table-cell>
              <table:table-cell office:value-type="float" office:value="0">
                <text:p>0</text:p>
                <draw:g>
                  <svg:desc>Sine.A3:Sine.A28</svg:desc>
                </draw:g>
              </table:table-cell>
              <table:table-cell office:value-type="float" office:value="0">
                <text:p>0</text:p>
                <draw:g>
                  <svg:desc>Sine.B3:Sine.B28</svg:desc>
                </draw:g>
              </table:table-cell>
              <table:table-cell office:value-type="float" office:value="-0">
                <text:p>-0</text:p>
                <draw:g>
                  <svg:desc>Sine.C3:Sine.C28</svg:desc>
                </draw:g>
              </table:table-cell>
            </table:table-row>
            <table:table-row>
              <table:table-cell office:value-type="string">
                <text:p>Reverse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35">
                <text:p>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96">
                <text:p>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136">
                <text:p>1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181">
                <text:p>18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232">
                <text:p>23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287">
                <text:p>28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346">
                <text:p>34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440">
                <text:p>440</text:p>
              </table:table-cell>
              <table:table-cell office:value-type="float" office:value="406">
                <text:p>40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/>
              <table:table-cell office:value-type="float" office:value="480">
                <text:p>480</text:p>
              </table:table-cell>
              <table:table-cell office:value-type="float" office:value="469">
                <text:p>46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/>
              <table:table-cell office:value-type="float" office:value="520">
                <text:p>520</text:p>
              </table:table-cell>
              <table:table-cell office:value-type="float" office:value="531">
                <text:p>53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/>
              <table:table-cell office:value-type="float" office:value="560">
                <text:p>560</text:p>
              </table:table-cell>
              <table:table-cell office:value-type="float" office:value="594">
                <text:p>59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654">
                <text:p>65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/>
              <table:table-cell office:value-type="float" office:value="640">
                <text:p>640</text:p>
              </table:table-cell>
              <table:table-cell office:value-type="float" office:value="713">
                <text:p>71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/>
              <table:table-cell office:value-type="float" office:value="680">
                <text:p>680</text:p>
              </table:table-cell>
              <table:table-cell office:value-type="float" office:value="768">
                <text:p>76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/>
              <table:table-cell office:value-type="float" office:value="720">
                <text:p>720</text:p>
              </table:table-cell>
              <table:table-cell office:value-type="float" office:value="819">
                <text:p>81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/>
              <table:table-cell office:value-type="float" office:value="760">
                <text:p>760</text:p>
              </table:table-cell>
              <table:table-cell office:value-type="float" office:value="864">
                <text:p>86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904">
                <text:p>90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840">
                <text:p>840</text:p>
              </table:table-cell>
              <table:table-cell office:value-type="float" office:value="938">
                <text:p>9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/>
              <table:table-cell office:value-type="float" office:value="880">
                <text:p>880</text:p>
              </table:table-cell>
              <table:table-cell office:value-type="float" office:value="965">
                <text:p>96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/>
              <table:table-cell office:value-type="float" office:value="920">
                <text:p>920</text:p>
              </table:table-cell>
              <table:table-cell office:value-type="float" office:value="984">
                <text:p>98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996">
                <text:p>99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15cm" svg:height="9.415cm" xlink:href=".." xlink:type="simple" chart:class="chart:scatter" chart:style-name="ch1">
        <chart:plot-area chart:style-name="ch2" table:cell-range-address="Sheet3.A3:Sheet3.B17" svg:x="1.208cm" svg:y="0.887cm" svg:width="9.079cm" svg:height="7.376cm">
          <chartooo:coordinate-region svg:x="2.25cm" svg:y="1.081cm" svg:width="7.64cm" svg:height="6.545cm"/>
          <chart:axis chart:dimension="x" chart:name="primary-x" chart:style-name="ch3">
            <chart:title svg:x="5.337cm" svg:y="8.452cm" chart:style-name="ch4">
              <text:p>Input</text:p>
            </chart:title>
          </chart:axis>
          <chart:axis chart:dimension="y" chart:name="primary-y" chart:style-name="ch3">
            <chart:title svg:x="0.451cm" svg:y="5.112cm" chart:style-name="ch5">
              <text:p>Output</text:p>
            </chart:title>
            <chart:grid chart:style-name="ch6" chart:class="major"/>
          </chart:axis>
          <chart:series chart:style-name="ch7" chart:values-cell-range-address="Sheet3.B3:Sheet3.B17" chart:class="chart:scatter">
            <chart:domain table:cell-range-address="Sheet3.A3:Sheet3.A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3:Sheet3.A17</svg:desc>
                </draw:g>
              </table:table-cell>
              <table:table-cell office:value-type="float" office:value="0">
                <text:p>0</text:p>
                <draw:g>
                  <svg:desc>Sheet3.B3:Sheet3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6">
                <text:p>23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8">
                <text:p>29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0">
                <text:p>37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">
                <text:p>45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6">
                <text:p>546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9">
                <text:p>59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">
                <text:p>65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5">
                <text:p>715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0">
                <text:p>78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9">
                <text:p>84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2">
                <text:p>92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51cm" svg:height="9.559cm" xlink:href=".." xlink:type="simple" chart:class="chart:scatter" chart:column-mapping="0 1" chart:style-name="ch1">
        <chart:legend chart:legend-position="end" svg:x="10.795cm" svg:y="4.241cm" style:legend-expansion="high" chart:style-name="ch2"/>
        <chart:plot-area chart:style-name="ch3" table:cell-range-address="Power.A2:Power.C28" chart:data-source-has-labels="both" svg:x="0.719cm" svg:y="0.899cm" svg:width="9.538cm" svg:height="8.049cm">
          <chartooo:coordinate-region svg:x="1.761cm" svg:y="1.093cm" svg:width="8.099cm" svg:height="7.218cm"/>
          <chart:axis chart:dimension="x" chart:name="primary-x" chart:style-name="ch4" chartooo:axis-type="auto">
            <chart:categories table:cell-range-address="Power.B2:Power.C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ower.B3:Power.B28" chart:label-cell-address="Power.B2:Power.B2" chart:class="chart:scatter">
            <chart:domain table:cell-range-address="Power.A3:Power.A28"/>
            <chart:data-point chart:repeated="26"/>
          </chart:series>
          <chart:series chart:style-name="ch7" chart:values-cell-range-address="Power.C3:Power.C28" chart:label-cell-address="Power.C2:Power.C2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ward</text:p>
                <draw:g>
                  <svg:desc>Power.B2:Power.B2</svg:desc>
                </draw:g>
              </table:table-cell>
              <table:table-cell office:value-type="string">
                <text:p>Reverse</text:p>
                <draw:g>
                  <svg:desc>Power.C2:Powe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rward</text:p>
                <draw:g>
                  <svg:desc>Power.B2:Power.C2</svg:desc>
                </draw:g>
              </table:table-cell>
              <table:table-cell office:value-type="float" office:value="0">
                <text:p>0</text:p>
                <draw:g>
                  <svg:desc>Power.A3:Power.A28</svg:desc>
                </draw:g>
              </table:table-cell>
              <table:table-cell office:value-type="float" office:value="0">
                <text:p>0</text:p>
                <draw:g>
                  <svg:desc>Power.B3:Power.B28</svg:desc>
                </draw:g>
              </table:table-cell>
              <table:table-cell office:value-type="float" office:value="0">
                <text:p>0</text:p>
                <draw:g>
                  <svg:desc>Power.C3:Power.C28</svg:desc>
                </draw:g>
              </table:table-cell>
            </table:table-row>
            <table:table-row>
              <table:table-cell office:value-type="string">
                <text:p>Reverse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83">
                <text:p>2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346">
                <text:p>3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400">
                <text:p>4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447">
                <text:p>44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490">
                <text:p>4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529">
                <text:p>52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566">
                <text:p>56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600">
                <text:p>6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632">
                <text:p>6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440">
                <text:p>440</text:p>
              </table:table-cell>
              <table:table-cell office:value-type="float" office:value="663">
                <text:p>66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/>
              <table:table-cell office:value-type="float" office:value="480">
                <text:p>480</text:p>
              </table:table-cell>
              <table:table-cell office:value-type="float" office:value="693">
                <text:p>69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/>
              <table:table-cell office:value-type="float" office:value="520">
                <text:p>520</text:p>
              </table:table-cell>
              <table:table-cell office:value-type="float" office:value="721">
                <text:p>72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/>
              <table:table-cell office:value-type="float" office:value="560">
                <text:p>560</text:p>
              </table:table-cell>
              <table:table-cell office:value-type="float" office:value="748">
                <text:p>74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775">
                <text:p>77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/>
              <table:table-cell office:value-type="float" office:value="640">
                <text:p>640</text:p>
              </table:table-cell>
              <table:table-cell office:value-type="float" office:value="800">
                <text:p>8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/>
              <table:table-cell office:value-type="float" office:value="680">
                <text:p>680</text:p>
              </table:table-cell>
              <table:table-cell office:value-type="float" office:value="825">
                <text:p>8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/>
              <table:table-cell office:value-type="float" office:value="720">
                <text:p>720</text:p>
              </table:table-cell>
              <table:table-cell office:value-type="float" office:value="849">
                <text:p>84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/>
              <table:table-cell office:value-type="float" office:value="760">
                <text:p>760</text:p>
              </table:table-cell>
              <table:table-cell office:value-type="float" office:value="872">
                <text:p>87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894">
                <text:p>89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/>
              <table:table-cell office:value-type="float" office:value="840">
                <text:p>840</text:p>
              </table:table-cell>
              <table:table-cell office:value-type="float" office:value="917">
                <text:p>91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/>
              <table:table-cell office:value-type="float" office:value="880">
                <text:p>880</text:p>
              </table:table-cell>
              <table:table-cell office:value-type="float" office:value="938">
                <text:p>93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/>
              <table:table-cell office:value-type="float" office:value="920">
                <text:p>920</text:p>
              </table:table-cell>
              <table:table-cell office:value-type="float" office:value="959">
                <text:p>95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2cm" svg:height="9.006cm" xlink:href=".." xlink:type="simple" chart:class="chart:scatter" chart:style-name="ch1">
        <chart:plot-area chart:style-name="ch2" table:cell-range-address="Sheet3.A29:Sheet3.B33" svg:x="1.199cm" svg:y="0.855cm" svg:width="8.653cm" svg:height="7.007cm">
          <chartooo:coordinate-region svg:x="2.241cm" svg:y="1.049cm" svg:width="7.214cm" svg:height="6.176cm"/>
          <chart:axis chart:dimension="x" chart:name="primary-x" chart:style-name="ch3">
            <chart:title svg:x="5.115cm" svg:y="8.043cm" chart:style-name="ch4">
              <text:p>Input</text:p>
            </chart:title>
          </chart:axis>
          <chart:axis chart:dimension="y" chart:name="primary-y" chart:style-name="ch3">
            <chart:title svg:x="0.451cm" svg:y="4.895cm" chart:style-name="ch5">
              <text:p>Output</text:p>
            </chart:title>
            <chart:grid chart:style-name="ch6" chart:class="major"/>
          </chart:axis>
          <chart:series chart:style-name="ch7" chart:values-cell-range-address="Sheet3.B29:Sheet3.B33" chart:class="chart:scatter">
            <chart:domain table:cell-range-address="Sheet3.A29:Sheet3.A3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9:Sheet3.A33</svg:desc>
                </draw:g>
              </table:table-cell>
              <table:table-cell office:value-type="float" office:value="0">
                <text:p>0</text:p>
                <draw:g>
                  <svg:desc>Sheet3.B29:Sheet3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27cm" svg:height="9.933cm" xlink:href="." xlink:type="simple" chart:class="chart:scatter" chart:style-name="ch1">
        <chart:title svg:x="3.586cm" svg:y="0.333cm" chart:style-name="ch2">
          <text:p>Invert = On</text:p>
        </chart:title>
        <chart:plot-area chart:style-name="ch3" chart:data-source-has-labels="both" svg:x="1.186cm" svg:y="1.726cm" svg:width="8.057cm" svg:height="7.045cm">
          <chartooo:coordinate-region svg:x="2.228cm" svg:y="1.921cm" svg:width="6.618cm" svg:height="6.213cm"/>
          <chart:axis chart:dimension="x" chart:name="primary-x" chart:style-name="ch4" chartooo:axis-type="auto">
            <chart:title svg:x="4.804cm" svg:y="8.97cm" chart:style-name="ch5">
              <text:p>Input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785cm" chart:style-name="ch6">
              <text:p>Output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nver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